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4923b" officeooo:paragraph-rsid="00239f63" style:font-size-asian="12pt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c1a61" officeooo:paragraph-rsid="002c6bf6" style:font-name-asian="Symbol" style:font-size-asian="12pt" style:font-name-complex="Symbol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b040f" officeooo:paragraph-rsid="0028758a" style:font-name-asian="Symbol" style:font-size-asian="12pt" style:font-name-complex="Symbol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8950b7" officeooo:paragraph-rsid="002e36d6" style:font-name-asian="Symbol" style:font-size-asian="12pt" style:font-name-complex="Symbol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4502e3" officeooo:paragraph-rsid="0034f8f0" style:font-name-asian="Symbol" style:font-size-asian="12pt" style:font-name-complex="Symbol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4502e3" officeooo:paragraph-rsid="00320c87" style:font-name-asian="Symbol" style:font-size-asian="12pt" style:font-name-complex="Symbol" style:font-size-complex="12pt"/>
    </style:style>
    <style:style style:name="P7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df1c8"/>
    </style:style>
    <style:style style:name="P8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df1c8" style:font-size-asian="12pt" style:font-size-complex="12pt"/>
    </style:style>
    <style:style style:name="P9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df1c8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3df1c8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3df1c8" style:font-name-asian="Noto Sans CJK SC Regular" style:font-size-asian="12pt" style:font-name-complex="FreeSans" style:font-size-complex="12pt"/>
    </style:style>
    <style:style style:name="P1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e402d" officeooo:paragraph-rsid="003df1c8" style:font-name-asian="Noto Sans CJK SC Regular" style:font-size-asian="12pt" style:font-name-complex="FreeSans" style:font-size-complex="12pt"/>
    </style:style>
    <style:style style:name="P1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df1c8" style:font-name-asian="Noto Sans CJK SC Regular" style:font-size-asian="12pt" style:font-name-complex="FreeSans" style:font-size-complex="12pt"/>
    </style:style>
    <style:style style:name="P1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line-through-style="none" style:text-line-through-type="none" style:text-position="0% 100%" style:font-name="Times New Roman" fo:font-size="12pt" fo:language="uk" fo:country="UA" fo:font-style="normal" fo:font-weight="normal" officeooo:rsid="00a4ebe0" officeooo:paragraph-rsid="003df1c8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68371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626929" officeooo:paragraph-rsid="00168371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320c87" style:font-name-asian="Noto Sans CJK SC Regular" style:font-size-asian="12pt" style:font-name-complex="FreeSans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3ff47f" style:font-name-asian="Noto Sans CJK SC Regular" style:font-size-asian="12pt" style:font-name-complex="FreeSans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768a26" officeooo:paragraph-rsid="001e35cb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4923b" officeooo:paragraph-rsid="00239f63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4923b" officeooo:paragraph-rsid="00268c45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268c45" officeooo:paragraph-rsid="0028758a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160cd8" officeooo:paragraph-rsid="002ed12f" style:font-size-asian="12pt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2e36d6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950b7" officeooo:paragraph-rsid="002fcbf6" style:font-size-asian="12pt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rsid="008e1ee1" officeooo:paragraph-rsid="00320c87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3ff47f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32e62f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8ae3b"/>
    </style:style>
    <style:style style:name="P3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174d19"/>
    </style:style>
    <style:style style:name="P3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6f16a"/>
    </style:style>
    <style:style style:name="P3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1d6d31"/>
    </style:style>
    <style:style style:name="P3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b4714"/>
    </style:style>
    <style:style style:name="P3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rsid="001757d0" officeooo:paragraph-rsid="001757d0"/>
    </style:style>
    <style:style style:name="P3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15282" officeooo:paragraph-rsid="003e86c7" style:font-name-asian="Noto Sans CJK SC Regular" style:font-size-asian="12pt" style:font-name-complex="Times New Roman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38ae3b" style:font-name-asian="Symbol" style:font-size-asian="12pt" style:font-name-complex="Symbol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f5c70" officeooo:paragraph-rsid="0038ae3b" style:font-name-asian="Symbol" style:font-size-asian="12pt" style:font-name-complex="Symbol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15282" officeooo:paragraph-rsid="0038ae3b" style:font-name-asian="Symbol" style:font-size-asian="12pt" style:font-name-complex="Symbol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ee6bb" style:font-name-asian="Symbol" style:font-size-asian="12pt" style:font-name-complex="Symbol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2120a" style:font-name-asian="Symbol" style:font-size-asian="12pt" style:font-name-complex="Symbol" style:font-size-complex="12pt"/>
    </style:style>
    <style:style style:name="P4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ed12f" style:font-name-asian="Symbol" style:font-size-asian="12pt" style:font-name-complex="Symbol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9cf54" officeooo:paragraph-rsid="0029cf54" style:font-name-asian="Symbol" style:font-size-asian="12pt" style:font-name-complex="Symbol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c1a61" officeooo:paragraph-rsid="002c1a61" style:font-name-asian="Symbol" style:font-size-asian="12pt" style:font-name-complex="Symbol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8e1ee1" officeooo:paragraph-rsid="00320c87" style:font-name-asian="Symbol" style:font-size-asian="12pt" style:font-name-complex="Symbol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rsid="0010ba0b" officeooo:paragraph-rsid="0018f98e"/>
    </style:style>
    <style:style style:name="P4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rsid="00195b87" officeooo:paragraph-rsid="001b70d8"/>
    </style:style>
    <style:style style:name="P4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e86c7" style:font-size-asian="12pt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b4714" style:font-size-asian="12pt" style:font-size-complex="12pt"/>
    </style:style>
    <style:style style:name="P4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2c1a61" officeooo:paragraph-rsid="003b4714" style:font-size-asian="12pt" style:font-size-complex="12pt"/>
    </style:style>
    <style:style style:name="P5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60cd8" officeooo:paragraph-rsid="003e86c7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a55ff" style:font-size-asian="12pt" style:font-size-complex="12pt"/>
    </style:style>
    <style:style style:name="P5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4ca1b" officeooo:paragraph-rsid="003a55ff" style:font-size-asian="12pt" style:font-size-complex="12pt"/>
    </style:style>
    <style:style style:name="P5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position="0% 100%" style:font-name="Times New Roman" fo:font-size="12pt" fo:language="uk" fo:country="UA" officeooo:paragraph-rsid="003b4714" style:font-name-asian="Symbol" style:font-size-asian="12pt" style:font-name-complex="Symbol" style:font-size-complex="12pt"/>
    </style:style>
    <style:style style:name="P5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4502e3" officeooo:paragraph-rsid="00340d3b" style:font-name-asian="Symbol" style:font-size-asian="12pt" style:font-name-complex="Symbol" style:font-size-complex="12pt"/>
    </style:style>
    <style:style style:name="T1" style:family="text">
      <style:text-properties style:text-position="0% 100%" officeooo:rsid="004502e3" style:font-name-complex="Times New Roman"/>
    </style:style>
    <style:style style:name="T2" style:family="text">
      <style:text-properties style:text-position="0% 100%" officeooo:rsid="00168371" style:font-name-complex="Times New Roman"/>
    </style:style>
    <style:style style:name="T3" style:family="text">
      <style:text-properties style:text-position="0% 100%" style:font-name="Times New Roman1" officeooo:rsid="001f5a85"/>
    </style:style>
    <style:style style:name="T4" style:family="text">
      <style:text-properties style:text-position="0% 100%" style:font-name="Times New Roman1" fo:font-size="12pt" fo:language="uk" fo:country="UA" officeooo:rsid="00211be2" style:font-name-asian="Times New Roman1" style:font-size-asian="12pt" style:font-name-complex="Times New Roman1" style:font-size-complex="12pt"/>
    </style:style>
    <style:style style:name="T5" style:family="text">
      <style:text-properties style:text-position="0% 100%" style:font-name="Times New Roman1" fo:font-size="12pt" fo:language="uk" fo:country="UA" officeooo:rsid="00235bf8" style:font-name-asian="Times New Roman1" style:font-size-asian="12pt" style:font-name-complex="Times New Roman1" style:font-size-complex="12pt"/>
    </style:style>
    <style:style style:name="T6" style:family="text">
      <style:text-properties style:text-position="0% 100%" style:font-name="Times New Roman" fo:font-size="12pt" fo:language="uk" fo:country="UA" style:font-name-asian="Noto Sans CJK SC Regular" style:font-size-asian="12pt" style:font-name-complex="Times New Roman" style:font-size-complex="12pt"/>
    </style:style>
    <style:style style:name="T7" style:family="text">
      <style:text-properties style:text-position="0% 100%" style:font-name="Times New Roman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8" style:family="text">
      <style:text-properties style:text-position="0% 100%" style:font-name="Times New Roman" fo:font-size="12pt" fo:language="uk" fo:country="UA" officeooo:rsid="00174d19" style:font-name-asian="Noto Sans CJK SC Regular" style:font-size-asian="12pt" style:font-name-complex="Times New Roman" style:font-size-complex="12pt"/>
    </style:style>
    <style:style style:name="T9" style:family="text">
      <style:text-properties style:text-position="0% 100%" style:font-name="Times New Roman" fo:font-size="12pt" fo:language="uk" fo:country="UA" officeooo:rsid="00115282" style:font-name-asian="Noto Sans CJK SC Regular" style:font-size-asian="12pt" style:font-name-complex="Times New Roman" style:font-size-complex="12pt"/>
    </style:style>
    <style:style style:name="T10" style:family="text">
      <style:text-properties style:text-position="0% 100%" style:font-name="Times New Roman" fo:font-size="12pt" fo:language="uk" fo:country="UA" officeooo:rsid="000f57ce" style:font-name-asian="Noto Sans CJK SC Regular" style:font-size-asian="12pt" style:font-name-complex="Times New Roman" style:font-size-complex="12pt"/>
    </style:style>
    <style:style style:name="T11" style:family="text">
      <style:text-properties style:text-position="0% 100%" style:font-name="Times New Roman" fo:font-size="12pt" fo:language="uk" fo:country="UA" officeooo:rsid="00211be2" style:font-name-asian="Noto Sans CJK SC Regular" style:font-size-asian="12pt" style:font-name-complex="Times New Roman" style:font-size-complex="12pt"/>
    </style:style>
    <style:style style:name="T12" style:family="text">
      <style:text-properties style:text-position="0% 100%" style:font-name="Times New Roman" fo:font-size="12pt" fo:language="uk" fo:country="UA" officeooo:rsid="001d6d31" style:font-name-asian="Noto Sans CJK SC Regular" style:font-size-asian="12pt" style:font-name-complex="Times New Roman" style:font-size-complex="12pt"/>
    </style:style>
    <style:style style:name="T13" style:family="text">
      <style:text-properties style:text-position="0% 100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14" style:family="text">
      <style:text-properties style:text-position="0% 100%" style:font-name="Times New Roman" fo:font-size="12pt" fo:language="uk" fo:country="UA" officeooo:rsid="00115282" style:font-name-asian="Symbol" style:font-size-asian="12pt" style:font-name-complex="Symbol" style:font-size-complex="12pt"/>
    </style:style>
    <style:style style:name="T15" style:family="text">
      <style:text-properties style:text-position="0% 100%" style:font-name="Times New Roman" fo:font-size="12pt" fo:language="uk" fo:country="UA" officeooo:rsid="001b70d8" style:font-name-asian="Symbol" style:font-size-asian="12pt" style:font-name-complex="Symbol" style:font-size-complex="12pt"/>
    </style:style>
    <style:style style:name="T16" style:family="text">
      <style:text-properties style:text-position="0% 100%" style:font-name="Times New Roman" fo:font-size="12pt" fo:language="uk" fo:country="UA" officeooo:rsid="00235bf8" style:font-name-asian="Symbol" style:font-size-asian="12pt" style:font-name-complex="Symbol" style:font-size-complex="12pt"/>
    </style:style>
    <style:style style:name="T17" style:family="text">
      <style:text-properties style:text-position="0% 100%" style:font-name="Times New Roman" fo:font-size="12pt" fo:language="uk" fo:country="UA" officeooo:rsid="001d6d31" style:font-name-asian="Symbol" style:font-size-asian="12pt" style:font-name-complex="Symbol" style:font-size-complex="12pt"/>
    </style:style>
    <style:style style:name="T18" style:family="text">
      <style:text-properties style:text-position="0% 100%" style:font-name="Times New Roman" fo:font-size="12pt" fo:language="uk" fo:country="UA" officeooo:rsid="0036f16a" style:font-name-asian="Symbol" style:font-size-asian="12pt" style:font-name-complex="Symbol" style:font-size-complex="12pt"/>
    </style:style>
    <style:style style:name="T19" style:family="text">
      <style:text-properties style:text-position="0% 100%" style:font-name="Times New Roman" fo:font-size="12pt" fo:language="uk" fo:country="UA" fo:font-style="italic" officeooo:rsid="004502e3" style:font-name-asian="Symbol" style:font-size-asian="12pt" style:font-style-asian="italic" style:font-name-complex="Symbol" style:font-size-complex="12pt" style:font-style-complex="italic"/>
    </style:style>
    <style:style style:name="T20" style:family="text">
      <style:text-properties style:text-position="0% 100%" style:font-name="Times New Roman" fo:font-size="12pt" fo:language="uk" fo:country="UA" fo:font-style="italic" officeooo:rsid="004502e3" style:font-name-asian="Symbol" style:font-size-asian="12pt" style:font-style-asian="italic" style:font-name-complex="Symbol" style:font-size-complex="12pt"/>
    </style:style>
    <style:style style:name="T21" style:family="text">
      <style:text-properties style:text-position="0% 100%" style:font-name="Times New Roman" fo:font-size="12pt" fo:language="uk" fo:country="UA" fo:font-style="normal" officeooo:rsid="004502e3" style:font-name-asian="Symbol" style:font-size-asian="12pt" style:font-style-asian="normal" style:font-name-complex="Symbol" style:font-size-complex="12pt" style:font-style-complex="normal"/>
    </style:style>
    <style:style style:name="T22" style:family="text">
      <style:text-properties style:text-position="0% 100%" style:font-name="Times New Roman" fo:font-size="12pt" fo:language="uk" fo:country="UA" fo:font-style="normal" officeooo:rsid="00115282" style:font-name-asian="Symbol" style:font-size-asian="12pt" style:font-style-asian="normal" style:font-name-complex="Symbol" style:font-size-complex="12pt" style:font-style-complex="normal"/>
    </style:style>
    <style:style style:name="T23" style:family="text">
      <style:text-properties style:text-position="0% 100%" style:font-name="Times New Roman" fo:language="uk" fo:country="UA" style:font-name-asian="Symbol" style:font-name-complex="Symbol"/>
    </style:style>
    <style:style style:name="T24" style:family="text">
      <style:text-properties style:text-position="0% 100%" style:font-name="Times New Roman" fo:language="uk" fo:country="UA" officeooo:rsid="0074bdaf" style:font-name-asian="Symbol" style:font-name-complex="Symbol"/>
    </style:style>
    <style:style style:name="T25" style:family="text">
      <style:text-properties style:text-position="0% 100%" style:font-name="Times New Roman" fo:language="uk" fo:country="UA" officeooo:rsid="007c2f78" style:font-name-asian="Symbol" style:font-name-complex="Symbol"/>
    </style:style>
    <style:style style:name="T26" style:family="text">
      <style:text-properties style:text-position="0% 100%" style:font-name="Times New Roman" fo:language="uk" fo:country="UA" officeooo:rsid="007a99da" style:font-name-asian="Symbol" style:font-name-complex="Symbol"/>
    </style:style>
    <style:style style:name="T27" style:family="text">
      <style:text-properties style:text-position="0% 100%" style:font-name="Times New Roman" fo:language="uk" fo:country="UA" officeooo:rsid="002b040f" style:font-name-asian="Symbol" style:font-name-complex="Symbol"/>
    </style:style>
    <style:style style:name="T28" style:family="text">
      <style:text-properties style:text-position="0% 100%" style:font-name="Times New Roman" fo:language="uk" fo:country="UA" officeooo:rsid="0028758a" style:font-name-asian="Symbol" style:font-name-complex="Symbol"/>
    </style:style>
    <style:style style:name="T29" style:family="text">
      <style:text-properties style:text-position="0% 100%" fo:language="uk" fo:country="UA" style:font-name-asian="Symbol" style:font-name-complex="Symbol"/>
    </style:style>
    <style:style style:name="T30" style:family="text">
      <style:text-properties style:text-position="0% 100%" fo:language="uk" fo:country="UA" officeooo:rsid="0074bdaf" style:font-name-asian="Symbol" style:font-name-complex="Symbol"/>
    </style:style>
    <style:style style:name="T31" style:family="text">
      <style:text-properties style:text-position="0% 100%" fo:language="uk" fo:country="UA" officeooo:rsid="004502e3" style:font-name-asian="Symbol" style:font-name-complex="Symbol"/>
    </style:style>
    <style:style style:name="T32" style:family="text">
      <style:text-properties style:text-position="0% 100%" fo:language="uk" fo:country="UA" officeooo:rsid="002c1a61" style:font-name-asian="Symbol" style:font-name-complex="Symbol"/>
    </style:style>
    <style:style style:name="T33" style:family="text">
      <style:text-properties style:text-position="0% 100%" fo:language="uk" fo:country="UA" officeooo:rsid="008e1ee1" style:font-name-asian="Symbol" style:font-name-complex="Symbol"/>
    </style:style>
    <style:style style:name="T34" style:family="text">
      <style:text-properties style:text-position="0% 100%" fo:language="uk" fo:country="UA" officeooo:rsid="0094712c" style:font-name-asian="Symbol" style:font-name-complex="Symbol"/>
    </style:style>
    <style:style style:name="T35" style:family="text">
      <style:text-properties style:text-position="0% 100%" fo:language="uk" fo:country="UA" officeooo:rsid="0093e695" style:font-name-asian="Symbol" style:font-name-complex="Symbol"/>
    </style:style>
    <style:style style:name="T36" style:family="text">
      <style:text-properties style:text-position="0% 100%" fo:language="uk" fo:country="UA" officeooo:rsid="00677aed" style:font-name-asian="Symbol" style:font-name-complex="Symbol"/>
    </style:style>
    <style:style style:name="T37" style:family="text">
      <style:text-properties style:text-position="0% 100%" fo:language="uk" fo:country="UA" officeooo:rsid="006a5262" style:font-name-asian="Symbol" style:font-name-complex="Symbol"/>
    </style:style>
    <style:style style:name="T38" style:family="text">
      <style:text-properties style:text-position="0% 100%" fo:language="uk" fo:country="UA" officeooo:rsid="00a3e68a" style:font-name-asian="Symbol" style:font-name-complex="Symbol"/>
    </style:style>
    <style:style style:name="T39" style:family="text">
      <style:text-properties style:text-position="0% 100%" fo:language="uk" fo:country="UA" officeooo:rsid="007a99da" style:font-name-asian="Symbol" style:font-name-complex="Symbol"/>
    </style:style>
    <style:style style:name="T40" style:family="text">
      <style:text-properties style:text-position="0% 100%" fo:language="uk" fo:country="UA" officeooo:rsid="007c2f78" style:font-name-asian="Symbol" style:font-name-complex="Symbol"/>
    </style:style>
    <style:style style:name="T41" style:family="text">
      <style:text-properties style:text-position="0% 100%" fo:language="uk" fo:country="UA" officeooo:rsid="00b4038f" style:font-name-asian="Symbol" style:font-name-complex="Symbol"/>
    </style:style>
    <style:style style:name="T42" style:family="text">
      <style:text-properties style:text-position="0% 100%" fo:language="uk" fo:country="UA" officeooo:rsid="004502e3" style:font-name-asian="Noto Sans CJK SC Regular" style:font-name-complex="Times New Roman"/>
    </style:style>
    <style:style style:name="T43" style:family="text">
      <style:text-properties style:text-position="0% 100%" fo:language="uk" fo:country="UA" officeooo:rsid="00168371" style:font-name-asian="Noto Sans CJK SC Regular" style:font-name-complex="Times New Roman"/>
    </style:style>
    <style:style style:name="T44" style:family="text">
      <style:text-properties style:text-position="0% 100%" fo:language="uk" fo:country="UA" fo:font-style="italic" style:font-name-asian="Symbol" style:font-style-asian="italic" style:font-name-complex="Symbol" style:font-style-complex="italic"/>
    </style:style>
    <style:style style:name="T45" style:family="text">
      <style:text-properties style:text-position="0% 100%" fo:language="uk" fo:country="UA" fo:font-style="italic" officeooo:rsid="00677aed" style:font-name-asian="Symbol" style:font-style-asian="italic" style:font-name-complex="Symbol" style:font-style-complex="italic"/>
    </style:style>
    <style:style style:name="T46" style:family="text">
      <style:text-properties style:text-position="0% 100%" fo:language="uk" fo:country="UA" fo:font-style="italic" officeooo:rsid="006a5262" style:font-name-asian="Symbol" style:font-style-asian="italic" style:font-name-complex="Symbol" style:font-style-complex="italic"/>
    </style:style>
    <style:style style:name="T47" style:family="text">
      <style:text-properties style:text-position="0% 100%" fo:language="uk" fo:country="UA" fo:font-style="italic" officeooo:rsid="006be4d2" style:font-name-asian="Symbol" style:font-style-asian="italic" style:font-name-complex="Symbol" style:font-style-complex="italic"/>
    </style:style>
    <style:style style:name="T48" style:family="text">
      <style:text-properties style:text-position="0% 100%" fo:language="uk" fo:country="UA" fo:font-style="italic" officeooo:rsid="0073141a" style:font-name-asian="Symbol" style:font-style-asian="italic" style:font-name-complex="Symbol" style:font-style-complex="italic"/>
    </style:style>
    <style:style style:name="T49" style:family="text">
      <style:text-properties style:text-position="0% 100%" fo:language="uk" fo:country="UA" fo:font-style="normal" officeooo:rsid="006a5262" style:font-name-asian="Symbol" style:font-style-asian="normal" style:font-name-complex="Symbol" style:font-style-complex="normal"/>
    </style:style>
    <style:style style:name="T50" style:family="text">
      <style:text-properties style:text-position="0% 100%" fo:language="uk" fo:country="UA" fo:font-style="normal" officeooo:rsid="006e40c8" style:font-name-asian="Symbol" style:font-style-asian="normal" style:font-name-complex="Symbol" style:font-style-complex="normal"/>
    </style:style>
    <style:style style:name="T51" style:family="text">
      <style:text-properties style:text-position="0% 100%" fo:language="uk" fo:country="UA" fo:font-style="normal" officeooo:rsid="006be4d2" style:font-name-asian="Symbol" style:font-style-asian="normal" style:font-name-complex="Symbol" style:font-style-complex="normal"/>
    </style:style>
    <style:style style:name="T52" style:family="text">
      <style:text-properties style:text-position="0% 100%" fo:language="uk" fo:country="UA" fo:font-style="normal" officeooo:rsid="006c61c7" style:font-name-asian="Symbol" style:font-style-asian="normal" style:font-name-complex="Symbol" style:font-style-complex="normal"/>
    </style:style>
    <style:style style:name="T53" style:family="text">
      <style:text-properties style:text-position="0% 100%" fo:language="uk" fo:country="UA" fo:font-style="normal" officeooo:rsid="007225bf" style:font-name-asian="Symbol" style:font-style-asian="normal" style:font-name-complex="Symbol" style:font-style-complex="normal"/>
    </style:style>
    <style:style style:name="T54" style:family="text">
      <style:text-properties style:text-position="0% 100%" fo:language="uk" fo:country="UA" fo:font-style="normal" officeooo:rsid="006ffb1c" style:font-name-asian="Symbol" style:font-style-asian="normal" style:font-name-complex="Symbol" style:font-style-complex="normal"/>
    </style:style>
    <style:style style:name="T55" style:family="text">
      <style:text-properties style:text-position="0% 100%" fo:language="uk" fo:country="UA" fo:font-style="normal" officeooo:rsid="0073141a" style:font-name-asian="Symbol" style:font-style-asian="normal" style:font-name-complex="Symbol" style:font-style-complex="normal"/>
    </style:style>
    <style:style style:name="T56" style:family="text">
      <style:text-properties style:text-position="0% 100%" style:font-name-asian="Symbol" style:font-name-complex="Symbol"/>
    </style:style>
    <style:style style:name="T57" style:family="text">
      <style:text-properties style:text-position="0% 100%" officeooo:rsid="00a6d078" style:font-name-asian="Symbol" style:font-name-complex="Symbol"/>
    </style:style>
    <style:style style:name="T58" style:family="text">
      <style:text-properties style:text-position="0% 100%" officeooo:rsid="00a4ebe0" style:font-name-asian="Symbol" style:font-name-complex="Symbol"/>
    </style:style>
    <style:style style:name="T59" style:family="text">
      <style:text-properties style:text-position="0% 100%" fo:font-style="italic" style:font-name-asian="Symbol" style:font-style-asian="italic" style:font-name-complex="Symbol" style:font-style-complex="italic"/>
    </style:style>
    <style:style style:name="T60" style:family="text">
      <style:text-properties style:text-position="sub 58%" style:font-name="Times New Roman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61" style:family="text">
      <style:text-properties style:text-position="sub 58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62" style:family="text">
      <style:text-properties style:text-position="sub 58%" style:font-name="Times New Roman" fo:language="uk" fo:country="UA" officeooo:rsid="007a99da" style:font-name-asian="Symbol" style:font-name-complex="Symbol"/>
    </style:style>
    <style:style style:name="T63" style:family="text">
      <style:text-properties style:text-position="sub 58%" fo:language="uk" fo:country="UA" officeooo:rsid="008e1ee1" style:font-name-asian="Symbol" style:font-name-complex="Symbol"/>
    </style:style>
    <style:style style:name="T64" style:family="text">
      <style:text-properties style:text-position="sub 58%" fo:language="uk" fo:country="UA" fo:font-style="normal" officeooo:rsid="006be4d2" style:font-name-asian="Symbol" style:font-style-asian="normal" style:font-name-complex="Symbol" style:font-style-complex="normal"/>
    </style:style>
    <style:style style:name="T65" style:family="text">
      <style:text-properties style:text-position="sub 58%" fo:language="uk" fo:country="UA" fo:font-style="normal" officeooo:rsid="006ffb1c" style:font-name-asian="Symbol" style:font-style-asian="normal" style:font-name-complex="Symbol" style:font-style-complex="normal"/>
    </style:style>
    <style:style style:name="T66" style:family="text">
      <style:text-properties style:text-position="sub 58%" fo:language="uk" fo:country="UA" fo:font-style="normal" officeooo:rsid="0073141a" style:font-name-asian="Symbol" style:font-style-asian="normal" style:font-name-complex="Symbol" style:font-style-complex="normal"/>
    </style:style>
    <style:style style:name="T67" style:family="text">
      <style:text-properties style:font-name="Times New Roman1" officeooo:rsid="0092fa40" style:font-name-asian="Times New Roman1" style:font-name-complex="Times New Roman1"/>
    </style:style>
    <style:style style:name="T68" style:family="text">
      <style:text-properties officeooo:rsid="00168371"/>
    </style:style>
    <style:style style:name="T69" style:family="text">
      <style:text-properties style:text-position="super 58%" style:font-name="Times New Roman" fo:font-size="12pt" fo:language="uk" fo:country="UA" fo:font-style="normal" officeooo:rsid="004502e3" style:font-name-asian="Symbol" style:font-size-asian="12pt" style:font-style-asian="normal" style:font-name-complex="Symbol" style:font-size-complex="12pt" style:font-style-complex="normal"/>
    </style:style>
    <style:style style:name="T70" style:family="text">
      <style:text-properties style:text-position="super 58%" style:font-name="Times New Roman" fo:font-size="12pt" fo:language="uk" fo:country="UA" officeooo:rsid="004502e3" style:font-name-asian="Symbol" style:font-size-asian="12pt" style:font-name-complex="Symbol" style:font-size-complex="12pt"/>
    </style:style>
    <style:style style:name="T71" style:family="text">
      <style:text-properties style:text-position="super 58%" style:font-name="Times New Roman" fo:font-size="12pt" fo:language="uk" fo:country="UA" officeooo:rsid="001d6d31" style:font-name-asian="Symbol" style:font-size-asian="12pt" style:font-name-complex="Symbol" style:font-size-complex="12pt"/>
    </style:style>
    <style:style style:name="T72" style:family="text">
      <style:text-properties style:text-position="super 58%" fo:language="uk" fo:country="UA" officeooo:rsid="00677aed" style:font-name-asian="Symbol" style:font-name-complex="Symbol"/>
    </style:style>
    <style:style style:name="T73" style:family="text">
      <style:text-properties style:text-position="super 58%" fo:language="uk" fo:country="UA" fo:font-style="normal" officeooo:rsid="006a5262" style:font-name-asian="Symbol" style:font-style-asian="normal" style:font-name-complex="Symbol" style:font-style-complex="normal"/>
    </style:style>
    <style:style style:name="T74" style:family="text">
      <style:text-properties style:text-position="super 58%" fo:language="uk" fo:country="UA" fo:font-style="normal" officeooo:rsid="006be4d2" style:font-name-asian="Symbol" style:font-style-asian="normal" style:font-name-complex="Symbol" style:font-style-complex="normal"/>
    </style:style>
    <style:style style:name="T75" style:family="text">
      <style:text-properties style:text-position="super 58%" fo:language="uk" fo:country="UA" fo:font-style="normal" officeooo:rsid="006ffb1c" style:font-name-asian="Symbol" style:font-style-asian="normal" style:font-name-complex="Symbol" style:font-style-complex="normal"/>
    </style:style>
    <style:style style:name="T76" style:family="text">
      <style:text-properties style:text-line-through-style="none" style:text-line-through-type="none" style:text-position="0% 100%" style:font-name="Times New Roman" fo:language="uk" fo:country="UA" officeooo:rsid="004502e3" style:font-name-asian="Symbol" style:font-name-complex="Symbol"/>
    </style:style>
    <style:style style:name="T77" style:family="text">
      <style:text-properties style:text-line-through-style="none" style:text-line-through-type="none" style:text-position="0% 100%" style:font-name="Times New Roman" officeooo:rsid="004502e3" style:font-name-asian="Symbol" style:font-name-complex="Symbol"/>
    </style:style>
    <style:style style:name="T78" style:family="text">
      <style:text-properties style:text-line-through-style="none" style:text-line-through-type="none" style:text-position="0% 100%" style:font-name="Times New Roman" officeooo:rsid="003422c8" style:font-name-asian="Symbol" style:font-name-complex="Symbol"/>
    </style:style>
    <style:style style:name="T79" style:family="text">
      <style:text-properties style:text-line-through-style="none" style:text-line-through-type="none" style:text-position="0% 100%" fo:language="uk" fo:country="UA" style:font-name-asian="Symbol1" style:font-name-complex="Times New Roman"/>
    </style:style>
    <style:style style:name="T80" style:family="text">
      <style:text-properties style:text-line-through-style="none" style:text-line-through-type="none" style:text-position="0% 100%" fo:language="uk" fo:country="UA" officeooo:rsid="002c1a61" style:font-name-asian="Symbol1" style:font-name-complex="Times New Roman"/>
    </style:style>
    <style:style style:name="T81" style:family="text">
      <style:text-properties style:text-line-through-style="none" style:text-line-through-type="none" style:text-position="0% 100%" fo:language="uk" fo:country="UA" officeooo:rsid="0084ca1b" style:font-name-asian="Symbol1" style:font-name-complex="Times New Roman"/>
    </style:style>
    <style:style style:name="T82" style:family="text">
      <style:text-properties style:text-line-through-style="none" style:text-line-through-type="none" style:text-position="0% 100%" fo:language="uk" fo:country="UA" officeooo:rsid="00300e03" style:font-name-asian="Symbol1" style:font-name-complex="Times New Roman"/>
    </style:style>
    <style:style style:name="T83" style:family="text">
      <style:text-properties style:text-line-through-style="none" style:text-line-through-type="none" style:text-position="0% 100%" fo:language="uk" fo:country="UA" officeooo:rsid="0017481e" style:font-name-asian="Symbol1" style:font-name-complex="Times New Roman"/>
    </style:style>
    <style:style style:name="T84" style:family="text">
      <style:text-properties style:text-line-through-style="none" style:text-line-through-type="none" style:text-position="0% 100%" fo:language="uk" fo:country="UA" style:font-name-asian="Noto Sans CJK SC Regular1" style:font-name-complex="FreeSans1"/>
    </style:style>
    <style:style style:name="T85" style:family="text">
      <style:text-properties style:text-line-through-style="none" style:text-line-through-type="none" style:text-position="0% 100%" fo:language="uk" fo:country="UA" officeooo:rsid="0017481e" style:font-name-asian="Noto Sans CJK SC Regular1" style:font-name-complex="FreeSans1"/>
    </style:style>
    <style:style style:name="T86" style:family="text">
      <style:text-properties style:text-line-through-style="none" style:text-line-through-type="none" style:text-position="0% 100%" fo:language="uk" fo:country="UA" officeooo:rsid="0017481e" style:letter-kerning="false" style:font-name-asian="Noto Sans CJK SC Regular1" style:language-asian="zh" style:country-asian="CN" style:font-name-complex="FreeSans1" style:language-complex="hi" style:country-complex="IN"/>
    </style:style>
    <style:style style:name="T87" style:family="text">
      <style:text-properties style:text-line-through-style="none" style:text-line-through-type="none" style:text-position="0% 100%" fo:language="uk" fo:country="UA" fo:font-style="normal" fo:font-weight="normal" officeooo:rsid="00a74fea" style:font-name-asian="Symbol" style:font-style-asian="normal" style:font-weight-asian="normal" style:font-name-complex="Symbol" style:font-style-complex="normal" style:font-weight-complex="normal"/>
    </style:style>
    <style:style style:name="T88" style:family="text">
      <style:text-properties style:text-line-through-style="none" style:text-line-through-type="none" style:text-position="0% 100%" fo:language="uk" fo:country="UA" fo:font-style="normal" fo:font-weight="normal" officeooo:rsid="0084ca1b" style:font-name-asian="Symbol1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style:text-line-through-style="none" style:text-line-through-type="none" style:text-position="0% 100%" fo:language="uk" fo:country="UA" fo:font-style="normal" fo:font-weight="normal" officeooo:rsid="0084ca1b" style:font-name-asian="Symbola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style:text-line-through-style="none" style:text-line-through-type="none" style:text-position="0% 100%" fo:language="uk" fo:country="UA" fo:font-style="normal" style:font-name-asian="Symbol" style:font-style-asian="normal" style:font-name-complex="Symbol" style:font-style-complex="normal"/>
    </style:style>
    <style:style style:name="T91" style:family="text">
      <style:text-properties style:text-line-through-style="none" style:text-line-through-type="none" style:text-position="0% 100%" fo:language="uk" fo:country="UA" fo:font-style="normal" officeooo:rsid="009ecd6a" style:font-name-asian="Symbol" style:font-style-asian="normal" style:font-name-complex="Symbol" style:font-style-complex="normal"/>
    </style:style>
    <style:style style:name="T92" style:family="text">
      <style:text-properties style:text-line-through-style="none" style:text-line-through-type="none" style:text-position="0% 100%" fo:language="uk" fo:country="UA" fo:font-style="normal" officeooo:rsid="00a74fea" style:font-name-asian="Symbol" style:font-style-asian="normal" style:font-name-complex="Symbol" style:font-style-complex="normal"/>
    </style:style>
    <style:style style:name="T93" style:family="text">
      <style:text-properties style:text-line-through-style="none" style:text-line-through-type="none" style:text-position="0% 100%" fo:language="uk" fo:country="UA" fo:font-style="normal" officeooo:rsid="004502e3" style:font-name-asian="Symbol" style:font-style-asian="normal" style:font-name-complex="Symbol" style:font-style-complex="normal"/>
    </style:style>
    <style:style style:name="T94" style:family="text">
      <style:text-properties style:text-line-through-style="none" style:text-line-through-type="none" style:text-position="0% 100%" fo:language="uk" fo:country="UA" fo:font-style="normal" officeooo:rsid="008e1ee1" style:font-name-asian="Symbol" style:font-style-asian="normal" style:font-name-complex="Symbol" style:font-style-complex="normal"/>
    </style:style>
    <style:style style:name="T95" style:family="text">
      <style:text-properties style:text-line-through-style="none" style:text-line-through-type="none" style:text-position="0% 100%" fo:language="uk" fo:country="UA" fo:font-style="normal" officeooo:rsid="009cce17" style:font-name-asian="Symbol" style:font-style-asian="normal" style:font-name-complex="Symbol" style:font-style-complex="normal"/>
    </style:style>
    <style:style style:name="T96" style:family="text">
      <style:text-properties style:text-line-through-style="none" style:text-line-through-type="none" style:text-position="0% 100%" officeooo:rsid="004502e3" style:font-name-asian="Symbol" style:font-name-complex="Symbol"/>
    </style:style>
    <style:style style:name="T97" style:family="text">
      <style:text-properties style:text-line-through-style="none" style:text-line-through-type="none" style:text-position="0% 100%" officeooo:rsid="0096074f" style:font-name-asian="Symbol" style:font-name-complex="Symbol"/>
    </style:style>
    <style:style style:name="T98" style:family="text">
      <style:text-properties style:text-line-through-style="none" style:text-line-through-type="none" style:text-position="0% 100%" officeooo:rsid="00424278" style:font-name-asian="Symbol" style:font-name-complex="Symbol"/>
    </style:style>
    <style:style style:name="T99" style:family="text">
      <style:text-properties style:text-line-through-style="none" style:text-line-through-type="none" style:text-position="0% 100%" style:font-name="Times New Roman1" fo:language="uk" fo:country="UA" officeooo:rsid="00ac32ce" style:font-name-asian="Times New Roman1" style:font-name-complex="Times New Roman1"/>
    </style:style>
    <style:style style:name="T100" style:family="text">
      <style:text-properties style:text-line-through-style="none" style:text-line-through-type="none" style:text-position="0% 100%" fo:font-style="normal" fo:font-weight="normal" officeooo:rsid="00a4ebe0" style:font-name-asian="Symbol" style:font-style-asian="normal" style:font-weight-asian="normal" style:font-name-complex="Symbol" style:font-style-complex="normal" style:font-weight-complex="normal"/>
    </style:style>
    <style:style style:name="T101" style:family="text">
      <style:text-properties style:text-line-through-style="none" style:text-line-through-type="none" style:text-position="0% 100%" fo:font-style="normal" fo:font-weight="normal" officeooo:rsid="0017481e" style:font-name-asian="Noto Sans CJK SC Regular1" style:font-style-asian="normal" style:font-weight-asian="normal" style:font-name-complex="FreeSans1" style:font-style-complex="normal" style:font-weight-complex="normal"/>
    </style:style>
    <style:style style:name="T102" style:family="text">
      <style:text-properties style:text-line-through-style="none" style:text-line-through-type="none" style:text-position="0% 100%" fo:font-style="normal" fo:font-weight="normal" officeooo:rsid="00a4ebe0" style:font-name-asian="Symbol1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style:text-line-through-style="none" style:text-line-through-type="none" style:text-position="0% 100%" fo:font-style="normal" fo:font-weight="normal" officeooo:rsid="0017481e" style:font-name-asian="Symbol1" style:font-style-asian="normal" style:font-weight-asian="normal" style:font-name-complex="Times New Roman" style:font-style-complex="normal" style:font-weight-complex="normal"/>
    </style:style>
    <style:style style:name="T104" style:family="text">
      <style:text-properties style:text-line-through-style="none" style:text-line-through-type="none" style:text-position="0% 100%" fo:font-style="normal" fo:font-weight="normal" officeooo:rsid="0017481e" style:letter-kerning="false" style:font-name-asian="Noto Sans CJK SC Regular1" style:language-asian="zh" style:country-asian="CN" style:font-style-asian="normal" style:font-weight-asian="normal" style:font-name-complex="FreeSans1" style:language-complex="hi" style:country-complex="IN" style:font-style-complex="normal" style:font-weight-complex="normal"/>
    </style:style>
    <style:style style:name="T105" style:family="text">
      <style:text-properties style:text-line-through-style="none" style:text-line-through-type="none" style:text-position="0% 100%" fo:font-style="italic" fo:font-weight="normal" officeooo:rsid="00a4ebe0" style:font-name-asian="Symbol" style:font-style-asian="italic" style:font-weight-asian="normal" style:font-name-complex="Symbol" style:font-style-complex="italic" style:font-weight-complex="normal"/>
    </style:style>
    <style:style style:name="T106" style:family="text">
      <style:text-properties style:text-line-through-style="none" style:text-line-through-type="none" style:text-position="sub 58%" style:font-name="Times New Roman" officeooo:rsid="004502e3" style:font-name-asian="Symbol" style:font-name-complex="Symbol"/>
    </style:style>
    <style:style style:name="T107" style:family="text">
      <style:text-properties style:text-line-through-style="none" style:text-line-through-type="none" style:text-position="sub 58%" fo:language="uk" fo:country="UA" officeooo:rsid="0084ca1b" style:font-name-asian="Symbol1" style:font-name-complex="Times New Roman"/>
    </style:style>
    <style:style style:name="T108" style:family="text">
      <style:text-properties style:text-line-through-style="none" style:text-line-through-type="none" style:text-position="sub 58%" fo:language="uk" fo:country="UA" officeooo:rsid="00300e03" style:font-name-asian="Symbol1" style:font-name-complex="Times New Roman"/>
    </style:style>
    <style:style style:name="T109" style:family="text">
      <style:text-properties style:text-line-through-style="none" style:text-line-through-type="none" style:text-position="sub 58%" fo:language="uk" fo:country="UA" fo:font-style="normal" officeooo:rsid="008e1ee1" style:font-name-asian="Symbol" style:font-style-asian="normal" style:font-name-complex="Symbol" style:font-style-complex="normal"/>
    </style:style>
    <style:style style:name="T110" style:family="text">
      <style:text-properties style:text-line-through-style="none" style:text-line-through-type="none" style:text-position="sub 58%" fo:language="uk" fo:country="UA" fo:font-style="normal" officeooo:rsid="009cce17" style:font-name-asian="Symbol" style:font-style-asian="normal" style:font-name-complex="Symbol" style:font-style-complex="normal"/>
    </style:style>
    <style:style style:name="T111" style:family="text">
      <style:text-properties style:text-line-through-style="none" style:text-line-through-type="none" style:text-position="sub 58%" fo:language="uk" fo:country="UA" fo:font-style="normal" fo:font-weight="normal" officeooo:rsid="0084ca1b" style:font-name-asian="Symbol1" style:font-style-asian="normal" style:font-weight-asian="normal" style:font-name-complex="Times New Roman" style:font-style-complex="normal" style:font-weight-complex="normal"/>
    </style:style>
    <style:style style:name="T112" style:family="text">
      <style:text-properties style:font-name="Times New Roman"/>
    </style:style>
    <style:style style:name="T113" style:family="text">
      <style:text-properties officeooo:rsid="00300e03"/>
    </style:style>
    <style:style style:name="T114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fo:font-weight="normal" style:font-name-asian="Symbol" style:font-size-asian="12pt" style:font-name-complex="Symbol" style:font-size-complex="12pt"/>
    </style:style>
    <style:style style:name="T115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fo:font-weight="normal" officeooo:rsid="00ac32ce" style:font-name-asian="Symbol" style:font-size-asian="12pt" style:font-name-complex="Symbol" style:font-size-complex="12pt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ac32ce" style:text-blinking="false" fo:background-color="#ffffff" loext:char-shading-value="0" style:font-name-asian="Symbol" style:font-size-asian="12pt" style:font-name-complex="Symbol" style:font-size-complex="12pt"/>
    </style:style>
    <style:style style:name="T117" style:family="text">
      <style:text-properties fo:font-variant="normal" fo:text-transform="none" style:text-position="0% 100%" fo:letter-spacing="normal" fo:language="uk" fo:country="UA" fo:font-style="normal" fo:font-weight="normal" officeooo:rsid="008e1ee1" style:font-name-asian="Symbol" style:font-name-complex="Symbol"/>
    </style:style>
    <style:style style:name="T118" style:family="text">
      <style:text-properties fo:font-variant="normal" fo:text-transform="none" style:text-position="0% 100%" fo:letter-spacing="normal" fo:language="uk" fo:country="UA" fo:font-style="normal" fo:font-weight="normal" officeooo:rsid="004502e3" style:font-name-asian="Symbol" style:font-name-complex="Symbol"/>
    </style:style>
    <style:style style:name="T119" style:family="text">
      <style:text-properties fo:color="#000000" style:font-name="Times New Roman" fo:font-size="12pt" fo:language="uk" fo:country="UA" fo:font-weight="bold" officeooo:rsid="00b4038f" style:font-name-asian="Noto Sans CJK SC Regular" style:font-size-asian="12pt" style:font-weight-asian="bold" style:font-name-complex="FreeSans" style:font-size-complex="12pt" style:font-weight-complex="bold"/>
    </style:style>
    <style:style style:name="T120" style:family="text">
      <style:text-properties fo:color="#000000" style:font-name="Times New Roman" fo:font-size="12pt" fo:language="uk" fo:country="UA" fo:font-weight="bold" officeooo:rsid="001f5a85" style:font-name-asian="Noto Sans CJK SC Regular" style:font-size-asian="12pt" style:font-weight-asian="bold" style:font-name-complex="FreeSans" style:font-size-complex="12pt" style:font-weight-complex="bold"/>
    </style:style>
    <style:style style:name="T121" style:family="text">
      <style:text-properties fo:color="#000000" style:font-name="Times New Roman" fo:font-size="12pt" fo:language="uk" fo:country="UA" officeooo:rsid="001f5a85" style:font-name-asian="Noto Sans CJK SC Regular" style:font-size-asian="12pt" style:font-name-complex="FreeSans" style:font-size-complex="12pt"/>
    </style:style>
    <style:style style:name="T122" style:family="text">
      <style:text-properties fo:color="#000000" style:text-position="0% 100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23" style:family="text">
      <style:text-properties fo:color="#000000" style:text-position="0% 100%" style:font-name="Times New Roman" fo:font-size="12pt" fo:language="uk" fo:country="UA" fo:font-style="normal" officeooo:rsid="00b36696" style:font-name-asian="Symbol" style:font-size-asian="12pt" style:font-style-asian="normal" style:font-name-complex="Symbol" style:font-size-complex="12pt" style:font-style-complex="normal"/>
    </style:style>
    <style:style style:name="T124" style:family="text">
      <style:text-properties fo:color="#000000" style:text-position="0% 100%" style:font-name="Times New Roman" fo:font-size="12pt" fo:language="uk" fo:country="UA" fo:font-style="normal" officeooo:rsid="006e40c8" style:font-name-asian="Symbol" style:font-size-asian="12pt" style:font-style-asian="normal" style:font-name-complex="Symbol" style:font-size-complex="12pt" style:font-style-complex="normal"/>
    </style:style>
    <style:style style:name="T125" style:family="text">
      <style:text-properties fo:color="#000000" style:text-position="0% 100%" style:font-name="Times New Roman" fo:font-size="12pt" fo:language="uk" fo:country="UA" fo:font-style="normal" officeooo:rsid="00424278" style:font-name-asian="Symbol" style:font-size-asian="12pt" style:font-style-asian="normal" style:font-name-complex="Symbol" style:font-size-complex="12pt" style:font-style-complex="normal"/>
    </style:style>
    <style:style style:name="T126" style:family="text">
      <style:text-properties fo:color="#000000" style:text-position="0% 100%" style:font-name="Times New Roman" fo:font-size="12pt" fo:language="uk" fo:country="UA" fo:font-style="italic" officeooo:rsid="006be4d2" style:font-name-asian="Symbol" style:font-size-asian="12pt" style:font-style-asian="italic" style:font-name-complex="Symbol" style:font-size-complex="12pt" style:font-style-complex="italic"/>
    </style:style>
    <style:style style:name="T127" style:family="text">
      <style:text-properties fo:color="#000000" style:text-position="0% 100%" style:font-name="Times New Roman" fo:font-size="12pt" fo:language="uk" fo:country="UA" fo:font-style="italic" officeooo:rsid="00b36696" style:font-name-asian="Symbol" style:font-size-asian="12pt" style:font-style-asian="italic" style:font-name-complex="Symbol" style:font-size-complex="12pt" style:font-style-complex="italic"/>
    </style:style>
    <style:style style:name="T128" style:family="text">
      <style:text-properties fo:color="#000000" style:text-position="super 58%" style:font-name="Times New Roman" fo:font-size="12pt" fo:language="uk" fo:country="UA" fo:font-style="normal" officeooo:rsid="006be4d2" style:font-name-asian="Symbol" style:font-size-asian="12pt" style:font-style-asian="normal" style:font-name-complex="Symbol" style:font-size-complex="12pt" style:font-style-complex="normal"/>
    </style:style>
    <style:style style:name="T129" style:family="text">
      <style:text-properties officeooo:rsid="004502e3" style:font-name-asian="Symbol" style:font-name-complex="Symbol"/>
    </style:style>
    <style:style style:name="T130" style:family="text">
      <style:text-properties officeooo:rsid="00419f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Варіант №<text:span text:style-name="T68">4</text:span><text:span text:style-name="T130">3</text:span></text:p>
      <text:p text:style-name="P7"><text:span text:style-name="T119">Означення і п</text:span><text:span text:style-name="T120">означення</text:span><text:span text:style-name="T121">: символ ¬ означає операцію доповнення. </text:span></text:p>
      <text:p text:style-name="P8"><text:span text:style-name="T42">|</text:span><text:span text:style-name="T43">Х</text:span><text:span text:style-name="T42">| - </text:span><text:span text:style-name="T43">потужність (кількість елементів) множини Х. <text:s/></text:span></text:p>
      <text:p text:style-name="P8"><text:span text:style-name="T45">A</text:span><text:span text:style-name="T72">2</text:span><text:span text:style-name="T49"> = </text:span><text:span text:style-name="T45">AA </text:span><text:span text:style-name="T36">— </text:span><text:span text:style-name="T37">результат множення матриці </text:span><text:span text:style-name="T45">A </text:span><text:span text:style-name="T49">саму на себе, </text:span><text:span text:style-name="T45">A</text:span><text:span text:style-name="T73">n</text:span><text:span text:style-name="T49"> = </text:span><text:span text:style-name="T45">A</text:span><text:span text:style-name="T73">n-1</text:span><text:span text:style-name="T45">A.</text:span><text:span text:style-name="T49"> </text:span></text:p>
      <text:p text:style-name="P8"><text:span text:style-name="T49">Нехай </text:span><text:span text:style-name="T46">A</text:span><text:span text:style-name="T49"> − матриця суміжності графа G = (V , E) (|V| = n); </text:span><text:span text:style-name="T50">т</text:span><text:span text:style-name="T51">оді </text:span><text:span text:style-name="T47">M</text:span><text:span text:style-name="T74">(n)</text:span><text:span text:style-name="T51"> = </text:span><text:span text:style-name="T47">I</text:span><text:span text:style-name="T64">n</text:span><text:span text:style-name="T51"> + </text:span><text:span text:style-name="T47">A</text:span><text:span text:style-name="T51"> + </text:span><text:span text:style-name="T47">A</text:span><text:span text:style-name="T74">2</text:span><text:span text:style-name="T51"> + ... + </text:span><text:span text:style-name="T47">A</text:span><text:span text:style-name="T74">n–1</text:span><text:span text:style-name="T51">, де </text:span><text:span text:style-name="T47">I</text:span><text:span text:style-name="T64">n</text:span><text:span text:style-name="T51"> − одинична матриця порядку n (</text:span><text:span text:style-name="T52">нагадаємо, що </text:span><text:span text:style-name="T51">будь-яка вершина зв'язана сама із собою </text:span><text:span text:style-name="T52">маршрутом</text:span><text:span text:style-name="T51"> довжин</text:span><text:span text:style-name="T50">и</text:span><text:span text:style-name="T51"> 0). </text:span></text:p>
      <text:p text:style-name="P8"><text:span text:style-name="T51">Граф G</text:span><text:span text:style-name="T74">*</text:span><text:span text:style-name="T51"> = (V, E</text:span><text:span text:style-name="T74">*</text:span><text:span text:style-name="T51">) називають </text:span><text:span text:style-name="T47">транзитивним замиканням</text:span><text:span text:style-name="T51"> графа G = (V, E), якщо (</text:span><text:span text:style-name="T47">v</text:span><text:span text:style-name="T51">, </text:span><text:span text:style-name="T47">w</text:span><text:span text:style-name="T51">)∈E</text:span><text:span text:style-name="T74">*</text:span><text:span text:style-name="T51"> тоді й тільки тоді, коли вершини </text:span><text:span text:style-name="T47">v</text:span><text:span text:style-name="T51"> і </text:span><text:span text:style-name="T47">w</text:span><text:span text:style-name="T51"> зв'язані в графі G. </text:span></text:p>
      <text:p text:style-name="P7"><text:span text:style-name="T125">Д</text:span><text:span text:style-name="T122">ля графа G</text:span><text:span text:style-name="T128">*</text:span><text:span text:style-name="T122"> n×n-</text:span><text:span text:style-name="T126">матриц</text:span><text:span text:style-name="T127">я</text:span><text:span text:style-name="T122"> </text:span><text:span text:style-name="T126">A</text:span><text:span text:style-name="T128">*</text:span><text:span text:style-name="T122"> будує</text:span><text:span text:style-name="T123">ться</text:span><text:span text:style-name="T122"> за таким правилом: (i, j)-й елемент матриці </text:span><text:span text:style-name="T126">A</text:span><text:span text:style-name="T128">*</text:span><text:span text:style-name="T122"> дорівнює 1 тоді й тільки тоді, коли відповідний елемент матриці </text:span><text:span text:style-name="T126">M</text:span><text:span text:style-name="T128">(n)</text:span><text:span text:style-name="T122"> не дорівнює 0, </text:span><text:span text:style-name="T124">а</text:span><text:span text:style-name="T122"> усі інші елементи матриці </text:span><text:span text:style-name="T126">A</text:span><text:span text:style-name="T128">*</text:span><text:span text:style-name="T122"> дорівнюють 0; </text:span><text:span text:style-name="T124">м</text:span><text:span text:style-name="T122">атрицю </text:span><text:span text:style-name="T126">A</text:span><text:span text:style-name="T128">*</text:span><text:span text:style-name="T122"> називають </text:span><text:span text:style-name="T126">матрицею досяжності</text:span><text:span text:style-name="T122"> графа G. </text:span></text:p>
      <text:p text:style-name="P8"><text:span text:style-name="T53">Нехай</text:span><text:span text:style-name="T51"> A</text:span><text:span text:style-name="T74">(1)</text:span><text:span text:style-name="T51"> - булев</text:span><text:span text:style-name="T53">а</text:span><text:span text:style-name="T51"> матриц</text:span><text:span text:style-name="T53">я</text:span><text:span text:style-name="T51">, елементи якої повністю збігаються з елементами матриці </text:span><text:span text:style-name="T47">A</text:span><text:span text:style-name="T51">, але їх розглядають не як числа 0 і 1, а як символи булевого (логічного) алфавіту 0 і 1. Уведемо операцію булевого множення С∧D матриць С і D, які складаються з булевих елементів 0 і 1, </text:span><text:span text:style-name="T50">наступним чином: </text:span><text:span text:style-name="T51">(i, j)-й елемент матриці С∧D </text:span><text:span text:style-name="T54">дорівнює</text:span><text:span text:style-name="T51"> f</text:span><text:span text:style-name="T64">ij</text:span><text:span text:style-name="T51"> =∨</text:span><text:span text:style-name="T65">t=1</text:span><text:span text:style-name="T75">n </text:span><text:span text:style-name="T51">(c</text:span><text:span text:style-name="T64">it</text:span><text:span text:style-name="T51">∧d</text:span><text:span text:style-name="T64">tj</text:span><text:span text:style-name="T51">), де с</text:span><text:span text:style-name="T64">it</text:span><text:span text:style-name="T51"> і d</text:span><text:span text:style-name="T64">tj</text:span><text:span text:style-name="T51"> − відповідні елементи матриць С і D , а операції ∨ і ∧ − це операції диз'юнкції та кон'юнкції. Позначимо через </text:span><text:span text:style-name="T47">A</text:span><text:span text:style-name="T74">(m)</text:span><text:span text:style-name="T51"> матрицю </text:span><text:span text:style-name="T47">A</text:span><text:span text:style-name="T74">(1)</text:span><text:span text:style-name="T51">∧</text:span><text:span text:style-name="T47">A</text:span><text:span text:style-name="T74">(1)</text:span><text:span text:style-name="T51">∧...∧</text:span><text:span text:style-name="T47">A</text:span><text:span text:style-name="T74">(1)</text:span><text:span text:style-name="T51"> (m разів). </text:span></text:p>
      <text:p text:style-name="P8"><text:span text:style-name="T47">Трикутник</text:span><text:span text:style-name="T51"> </text:span><text:span text:style-name="T55">(С</text:span><text:span text:style-name="T66">3</text:span><text:span text:style-name="T55">)</text:span><text:span text:style-name="T51"> - </text:span><text:span text:style-name="T55">п</text:span><text:span text:style-name="T51">ростий цикл довжиною 3. </text:span></text:p>
      <text:p text:style-name="P8"><text:span text:style-name="T47">Кубічни</text:span><text:span text:style-name="T48">й</text:span><text:span text:style-name="T51"> </text:span><text:span text:style-name="T47">граф</text:span><text:span text:style-name="T51"> — граф, степені всіх вершин якого дорівнюють 3.</text:span></text:p>
      <text:p text:style-name="P9"><text:span text:style-name="T29">χ(G) - </text:span><text:span text:style-name="T38">хроматичне число графа </text:span><text:span text:style-name="T29">G.</text:span></text:p>
      <text:p text:style-name="P9"><text:span text:style-name="T39">ν(G) = |E| − |V| + k - </text:span><text:span text:style-name="T40"><text:s/></text:span><text:span text:style-name="T39">цикломатичн</text:span><text:span text:style-name="T40">е</text:span><text:span text:style-name="T39"> числ</text:span><text:span text:style-name="T40">о </text:span><text:span text:style-name="T38">графа </text:span><text:span text:style-name="T29">G, </text:span><text:span text:style-name="T39"><text:s/>k - </text:span><text:span text:style-name="T41">число компонент зв’язності </text:span><text:span text:style-name="T38">графа </text:span><text:span text:style-name="T29">G.</text:span></text:p>
      <text:p text:style-name="P8"><text:span text:style-name="T51">Граф G називають </text:span><text:span text:style-name="T47">критичним</text:span><text:span text:style-name="T51">, якщо хроматичне число підграфа G', отриманого в результаті вилучення будь-якої вершини із G, строго менше, ніж хроматичне число графа G.</text:span></text:p>
      <text:p text:style-name="P8"><text:span text:style-name="T51">Критичний граф G, для якого k = χ(G), називають k-</text:span><text:span text:style-name="T47">критичним</text:span><text:span text:style-name="T51">.</text:span></text:p>
      <text:p text:style-name="P10"><text:span text:style-name="T44">Максимальним</text:span><text:span text:style-name="T29"> </text:span><text:span text:style-name="T44">планарним</text:span><text:span text:style-name="T29"> графом називають планарний граф, який при додаванні до нього будь-якого ребра перестає бути планарним. </text:span></text:p>
      <text:p text:style-name="P12"><text:span text:style-name="T56">Плоский зв'язний граф, кожну грань якого (включаючи й зовнішню) обмежено трикутником, називають </text:span><text:span text:style-name="T59">тріангуляцією</text:span><text:span text:style-name="T56">.</text:span></text:p>
      <text:p text:style-name="P12"><text:span text:style-name="T57">N </text:span><text:span text:style-name="T56">- </text:span><text:span text:style-name="T58">множина натуральних чисел.</text:span></text:p>
      <text:p text:style-name="P13"><text:span text:style-name="T101">φ</text:span><text:span text:style-name="T102">(G) - <text:s/></text:span><text:span text:style-name="T103">число в</text:span><text:span text:style-name="T102">ершинно</text:span><text:span text:style-name="T103">ї</text:span><text:span text:style-name="T102"> зв'язн</text:span><text:span text:style-name="T103">о</text:span><text:span text:style-name="T102">ст</text:span><text:span text:style-name="T103">і</text:span><text:span text:style-name="T102"> графа G </text:span><text:span text:style-name="T103">(найменше число вершин, видалення яких приводить до незв'язаного або тривіального графу)</text:span><text:span text:style-name="T102">, </text:span></text:p>
      <text:p text:style-name="P13"><text:span text:style-name="T101">ψ</text:span><text:span text:style-name="T102">(G) - </text:span><text:span text:style-name="T103">число </text:span><text:span text:style-name="T104">ребер</text:span><text:span text:style-name="T102">но</text:span><text:span text:style-name="T103">ї</text:span><text:span text:style-name="T102"> зв'язн</text:span><text:span text:style-name="T103">о</text:span><text:span text:style-name="T102">ст</text:span><text:span text:style-name="T103">і</text:span><text:span text:style-name="T102"> графа G </text:span><text:span text:style-name="T103">(найменше число ребер, видалення яких приводить до незв'язаного або тривіального графу)</text:span><text:span text:style-name="T102">, </text:span></text:p>
      <text:p text:style-name="P13"><text:span text:style-name="T101">δ</text:span><text:span text:style-name="T102">(G) - мінімальна степінь вершин графа G.</text:span></text:p>
      <text:p text:style-name="P11"><text:span text:style-name="T100">Граф G називається k-</text:span><text:span text:style-name="T105">зв'язным</text:span><text:span text:style-name="T100">, якщо </text:span><text:span text:style-name="T101">φ</text:span><text:span text:style-name="T100">(G) = k.</text:span></text:p>
      <text:p text:style-name="P14"/>
      <text:p text:style-name="P14"/>
      <text:list xml:id="list3908829668" text:style-name="L1">
        <text:list-item>
          <text:p text:style-name="P16"><text:span text:style-name="T1">Нехай граф G = (V, E) задано за допомогою матриц</text:span><text:span text:style-name="T2">і</text:span><text:span text:style-name="T1"> суміжності A (|V| = n). Визначити матрицю суміжності для графа </text:span><text:span text:style-name="T3">¬</text:span><text:span text:style-name="T1">G.</text:span></text:p>
        </text:list-item>
        <text:list-item>
          <text:p text:style-name="P29"><text:span text:style-name="T13">Чи існує в графі K</text:span><text:span text:style-name="T61">5</text:span><text:span text:style-name="T13"> цикл довжини 9? Відповідь обґрунтувати.</text:span></text:p>
        </text:list-item>
        <text:list-item>
          <text:p text:style-name="P30"><text:span text:style-name="T7">Довести, що в </text:span><text:span text:style-name="T8">із</text:span><text:span text:style-name="T7">оморфних граф</text:span><text:span text:style-name="T8">і</text:span><text:span text:style-name="T7">в к</text:span><text:span text:style-name="T8">ількі</text:span><text:span text:style-name="T7">сть вершин степеня </text:span><text:span text:style-name="T8">k</text:span><text:span text:style-name="T7"> однакова для дов</text:span><text:span text:style-name="T8">іл</text:span><text:span text:style-name="T7">ьного </text:span><text:span text:style-name="T8">k</text:span><text:span text:style-name="T7">.</text:span></text:p>
        </text:list-item>
        <text:list-item>
          <text:p text:style-name="P34"><text:span text:style-name="T9">Навести приклад пари не</text:span><text:span text:style-name="T10">із</text:span><text:span text:style-name="T7">оморф</text:span><text:span text:style-name="T10">н</text:span><text:span text:style-name="T9">их </text:span><text:span text:style-name="T7">граф</text:span><text:span text:style-name="T9">ів</text:span><text:span text:style-name="T7"> G</text:span><text:span text:style-name="T60">1</text:span><text:span text:style-name="T7"> i G</text:span><text:span text:style-name="T60">2</text:span><text:span text:style-name="T7">, </text:span><text:span text:style-name="T9">у яких </text:span><text:span text:style-name="T11">для довільного k</text:span><text:span text:style-name="T4">≥</text:span><text:span text:style-name="T11">0 </text:span><text:span text:style-name="T7">к</text:span><text:span text:style-name="T10">іл</text:span><text:span text:style-name="T7">ь</text:span><text:span text:style-name="T10">кі</text:span><text:span text:style-name="T7">сть </text:span><text:span text:style-name="T6">простих ланцюгів довжини</text:span><text:span text:style-name="T11"> k</text:span><text:span text:style-name="T9"> однаков</text:span><text:span text:style-name="T11">а</text:span><text:span text:style-name="T9">.</text:span></text:p>
        </text:list-item>
        <text:list-item>
          <text:p text:style-name="P35">Скільки існує попарно неізоморфних графів, які мають 10 вершин і 43 ребра? <text:span text:style-name="T129">Відповідь обґрунтувати.</text:span></text:p>
        </text:list-item>
        <text:list-item>
          <text:p text:style-name="P36">Довести, що множину ребер зв’язного графа, який має 2k вершин (k ≥ 1) із непарними степенями, можна розбити на k ланцюгів.</text:p>
        </text:list-item>
        <text:list-item>
          <text:p text:style-name="P45"><text:span text:style-name="T13">Нехай </text:span><text:span text:style-name="T19">A</text:span><text:span text:style-name="T13"> - матриця суміжності, а </text:span><text:span text:style-name="T19">В</text:span><text:span text:style-name="T13"> - матриця інцидентності графа </text:span><text:span text:style-name="T20">G </text:span><text:span text:style-name="T21">із n вершинами</text:span><text:span text:style-name="T13">. Довести, що матриця </text:span><text:span text:style-name="T20">BB</text:span><text:span text:style-name="T69">T</text:span><text:span text:style-name="T13"> </text:span><text:span text:style-name="T14">(тут </text:span><text:span text:style-name="T20">B</text:span><text:span text:style-name="T69">T </text:span><text:span text:style-name="T21">- </text:span><text:span text:style-name="T22">транспонована матриця</text:span><text:span text:style-name="T14">) </text:span><text:span text:style-name="T13">дорівнює матриці </text:span><text:span text:style-name="T20">А</text:span><text:span text:style-name="T13">, в якій </text:span><text:span text:style-name="T19">i</text:span><text:span text:style-name="T13">-й діагональний елемент a</text:span><text:span text:style-name="T61">ii</text:span><text:span text:style-name="T13"> дорівнює степеню δ(</text:span><text:span text:style-name="T19">v</text:span><text:span text:style-name="T61">i</text:span><text:span text:style-name="T13">) </text:span><text:span text:style-name="T19">i</text:span><text:span text:style-name="T13">-ї вершини графа G, </text:span><text:span text:style-name="T19">i</text:span><text:span text:style-name="T13"> = 1, 2, …, n.</text:span></text:p>
        </text:list-item>
        <text:list-item>
          <text:p text:style-name="P37"><text:soft-page-break/>Для довільного k (k&gt;2) побудувати граф, діаметр якого дорівнює k, а будь-яке його кістякове дерево має діаметр 2k.</text:p>
        </text:list-item>
        <text:list-item>
          <text:p text:style-name="P38">Побудувати граф із 5 вершинами, в якому 4 вершини мають попарно різні степені, причому <text:s/>ізольованих вершин немає.</text:p>
        </text:list-item>
        <text:list-item>
          <text:p text:style-name="P31"><text:span text:style-name="T112">Визначити, чи існує граф із шістьма вершинами, степені яких дорівнюють:</text:span><text:span text:style-name="T13"> (</text:span><text:span text:style-name="T18">а</text:span><text:span text:style-name="T13">) 1, 1, 2, 3, 4, 4; <text:s text:c="3"/>(</text:span><text:span text:style-name="T18">б</text:span><text:span text:style-name="T13">) 2, 3, 3, 4, 4, 4; (</text:span><text:span text:style-name="T18">в</text:span><text:span text:style-name="T13">) 0, 0, 2, 3, 3, 4. Відповідь обґрунтувати.</text:span></text:p>
        </text:list-item>
        <text:list-item>
          <text:p text:style-name="P46"><text:span text:style-name="T7">Довести, що </text:span><text:span text:style-name="T13">транзитивне замикання графа G </text:span><text:span text:style-name="T15">(тобто граф </text:span><text:span text:style-name="T13">G</text:span><text:span text:style-name="T70">*</text:span><text:span text:style-name="T15">) </text:span><text:span text:style-name="T13">є повним графом тоді й тільки тоді, коли граф G зв'язний.</text:span></text:p>
        </text:list-item>
        <text:list-item>
          <text:p text:style-name="P32"><text:span text:style-name="T7">Довести, що будь</text:span><text:span text:style-name="T13">-як</text:span><text:span text:style-name="T17">ий</text:span><text:span text:style-name="T13"> нетривіальн</text:span><text:span text:style-name="T17">ий</text:span><text:span text:style-name="T13"> самодоповнен</text:span><text:span text:style-name="T17">ий</text:span><text:span text:style-name="T13"> граф </text:span><text:span text:style-name="T17">ма</text:span><text:span text:style-name="T13">є або 4k</text:span><text:span text:style-name="T71">2</text:span><text:span text:style-name="T13"> </text:span><text:span text:style-name="T17">+ </text:span><text:span text:style-name="T13">k, або 4k</text:span><text:span text:style-name="T71">2</text:span><text:span text:style-name="T13"> - k </text:span><text:span text:style-name="T12">ребер,</text:span><text:span text:style-name="T13"> k</text:span><text:span text:style-name="T5">∈</text:span><text:span text:style-name="T13">N </text:span><text:span text:style-name="T16">(N — множина натуральних чисел)</text:span><text:span text:style-name="T13">.</text:span></text:p>
        </text:list-item>
        <text:list-item>
          <text:p text:style-name="P19"><text:span text:style-name="T30">Ск</text:span><text:span text:style-name="T31">іл</text:span><text:span text:style-name="T30">ьки вершин ма</text:span><text:span text:style-name="T31">є</text:span><text:span text:style-name="T30"> бути в куб</text:span><text:span text:style-name="T31">і</text:span><text:span text:style-name="T30">чному граф</text:span><text:span text:style-name="T31">і</text:span><text:span text:style-name="T30">?</text:span></text:p>
        </text:list-item>
        <text:list-item>
          <text:p text:style-name="P39">Довести, що коли в графі G тільки дві вершини v і w мають непарні степені, тоді ці вершини зв'язані в графі G.</text:p>
        </text:list-item>
        <text:list-item>
          <text:p text:style-name="P40">Побудувати граф, центр якого складається із трьох вершин і не збігається із множиною всіх вершин.</text:p>
        </text:list-item>
        <text:list-item>
          <text:p text:style-name="P20"><text:span text:style-name="T26">Нехай граф G = (V, E ) має k компонент зв'язності, ν(G) = |E| − |V| + k - </text:span><text:span text:style-name="T25">його </text:span><text:span text:style-name="T26">цикломатичн</text:span><text:span text:style-name="T25">е</text:span><text:span text:style-name="T26"> числ</text:span><text:span text:style-name="T25">о</text:span><text:span text:style-name="T26">. Довести, </text:span><text:span text:style-name="T25">що г</text:span><text:span text:style-name="T26">раф G має рівно один простий цикл тоді й тільки тоді, коли ν(G) = 1.</text:span></text:p>
        </text:list-item>
        <text:list-item>
          <text:p text:style-name="P21"><text:span text:style-name="T26">Чому дорівню</text:span><text:span text:style-name="T28">є</text:span><text:span text:style-name="T26"> радіус повного двочасткового графа K</text:span><text:span text:style-name="T62">n,m</text:span><text:span text:style-name="T26">? </text:span><text:span text:style-name="T27">Відповідь обґрунтувати.</text:span></text:p>
        </text:list-item>
        <text:list-item>
          <text:p text:style-name="P22"><text:span text:style-name="T23">Визначити для зв’язного двочасткового графа з </text:span><text:span text:style-name="T24">n</text:span><text:span text:style-name="T23"> вершинами найменшу </text:span><text:span text:style-name="T27">можливу </text:span><text:span text:style-name="T28">кі</text:span><text:span text:style-name="T27">ль</text:span><text:span text:style-name="T28">кі</text:span><text:span text:style-name="T27">сть ребер. Відповідь обґрунтувати.</text:span></text:p>
        </text:list-item>
        <text:list-item>
          <text:p text:style-name="P42">Довести, що кількість внутрішніх граней довільного плоского графа G дорівнює цикломатичному числу ν(G) графа G.</text:p>
        </text:list-item>
        <text:list-item>
          <text:p text:style-name="P23"><text:span text:style-name="T80">Довести, що не існує розташованого на площині планарного графа з </text:span><text:span text:style-name="T32">5 гранями, який має властивість, що довільні дві його грані мають спільне ребро.</text:span></text:p>
        </text:list-item>
        <text:list-item>
          <text:p text:style-name="P47"><text:span text:style-name="T94">З’ясувати, яку найменшу кількість ребер необхідно видалити з графа К</text:span><text:span text:style-name="T109">6</text:span><text:span text:style-name="T94"> щоб отримати планарний граф. </text:span><text:span text:style-name="T93">Відповідь обґрунтувати.</text:span></text:p>
        </text:list-item>
        <text:list-item>
          <text:p text:style-name="P48"><text:span text:style-name="T94">Чи можна до плоск</text:span><text:span text:style-name="T95">ого</text:span><text:span text:style-name="T94"> граф</text:span><text:span text:style-name="T95">а С</text:span><text:span text:style-name="T110">4</text:span><text:span text:style-name="T94"> додати нові ребра так, щоб отриманий граф залишився плоским? Якщо можна, то які ребра і скільки? </text:span><text:span text:style-name="T92">(зобразити граф із доданими ребрами).</text:span></text:p>
        </text:list-item>
        <text:list-item>
          <text:p text:style-name="P53">Довести, що серед всіх плоских графів з n вершинами найбільшу кількість граней має тріангуляція.</text:p>
        </text:list-item>
        <text:list-item>
          <text:p text:style-name="P53">Довести, що в будь-якому планарному графі з n вершинами (n ≥ 4) є принаймні чотири вершини, степені яких не більше 5.</text:p>
        </text:list-item>
        <text:list-item>
          <text:p text:style-name="P33"><text:span text:style-name="T115">Довести: </text:span><text:span text:style-name="T114">якщо граф не планарний, то він повинен містити більше 4 вершин, </text:span><text:span text:style-name="T116">степінь </text:span><text:span text:style-name="T114">яких більше 3, або більше 5 вершин, степінь яких більше 2.</text:span></text:p>
        </text:list-item>
        <text:list-item>
          <text:p text:style-name="P49"><text:span text:style-name="T117">Яку найбільшу кількість граней може мати плоский граф із 5 вершинами? </text:span><text:span text:style-name="T118">Відповідь обґрунтувати. </text:span><text:span text:style-name="T117">Побудувати цей граф.</text:span></text:p>
        </text:list-item>
        <text:list-item>
          <text:p text:style-name="P43">Довести, що в будь-якому плоскому графі є або вершина степеня менше 3, або грань степеня менше 6.</text:p>
        </text:list-item>
        <text:list-item>
          <text:p text:style-name="P41">Довести, що кількість вершин степеня 1 у дереві з n (n ≥ 2) вершинами, серед яких немає вершин степеня 2, не менше n/2 +1.</text:p>
        </text:list-item>
        <text:list-item>
          <text:p text:style-name="P24">Визначити хроматичне число простого циклу довжиною 2k + 1, k∈N.</text:p>
        </text:list-item>
        <text:list-item>
          <text:p text:style-name="P25"><text:span text:style-name="T113">Навести приклади</text:span> граф<text:span text:style-name="T113">ів </text:span><text:span text:style-name="T81">G</text:span><text:span text:style-name="T107">1</text:span><text:span text:style-name="T81"> </text:span><text:span text:style-name="T82">і </text:span><text:span text:style-name="T81">G</text:span><text:span text:style-name="T108">2</text:span>, які мають різні хроматичні числа й у яких кількість простих циклів довжиною k однакова для всіх k ≥ 0.</text:p>
        </text:list-item>
        <text:list-item>
          <text:p text:style-name="P26"><text:span text:style-name="T76">Показати:</text:span><text:span text:style-name="T23"> для розфарбування карти, яка є перетином кіл на площині, достатньо двох кольорів.</text:span></text:p>
        </text:list-item>
        <text:list-item>
          <text:p text:style-name="P44">Довести, що довільний критичний граф є зв'язним.</text:p>
        </text:list-item>
        <text:list-item>
          <text:p text:style-name="P17"><text:span text:style-name="T77">Чому дорівнює хроматичне число повного графа K</text:span><text:span text:style-name="T106">n</text:span><text:span text:style-name="T77">, з якого вилучен</text:span><text:span text:style-name="T78">е</text:span><text:span text:style-name="T77"> одне ребро?</text:span></text:p>
        </text:list-item>
        <text:list-item>
          <text:p text:style-name="P44">Знайти всі 3-критичні графи.</text:p>
        </text:list-item>
        <text:list-item>
          <text:p text:style-name="P50"><text:span text:style-name="T88">Чи вірне твердження: об’єднання двох дерев G</text:span><text:span text:style-name="T111">1</text:span><text:span text:style-name="T88">=(V, E</text:span><text:span text:style-name="T111">1</text:span><text:span text:style-name="T88">) i G</text:span><text:span text:style-name="T111">2</text:span><text:span text:style-name="T88">=(V, E</text:span><text:span text:style-name="T111">2</text:span><text:span text:style-name="T88">), де E</text:span><text:span text:style-name="T111">1</text:span><text:span text:style-name="T88">∩E</text:span><text:span text:style-name="T111">2</text:span><text:span text:style-name="T88"> = </text:span><text:span text:style-name="T89">∅</text:span><text:span text:style-name="T88">, є двозв’язним? Відповідь обґрунтувати.</text:span></text:p>
        </text:list-item>
        <text:list-item>
          <text:p text:style-name="P51"><text:soft-page-break/><text:span text:style-name="T87">Ребро графа, вилучення якого збільшує кількість компонент зв’язності, називається мостом графа. </text:span><text:span text:style-name="T90">Яку найбільшу і яку найменшу кільк</text:span><text:span text:style-name="T91">і</text:span><text:span text:style-name="T90">ст</text:span><text:span text:style-name="T91">ь</text:span><text:span text:style-name="T90"> мостів може мати зв’язний граф G з n вершинами?</text:span><text:span text:style-name="T92"> </text:span><text:span text:style-name="T93">Відповідь обґрунтувати.</text:span></text:p>
        </text:list-item>
        <text:list-item>
          <text:p text:style-name="P52"><text:span text:style-name="T79">Довести, що </text:span><text:span text:style-name="T85">φ</text:span><text:span text:style-name="T79">(G) </text:span><text:span text:style-name="T99">≤</text:span><text:span text:style-name="T79"> </text:span><text:span text:style-name="T85">ψ</text:span><text:span text:style-name="T79">(G) </text:span><text:span text:style-name="T99">≤</text:span><text:span text:style-name="T84"> </text:span><text:span text:style-name="T85">δ(</text:span><text:span text:style-name="T79">G), де </text:span><text:span text:style-name="T85">φ</text:span><text:span text:style-name="T79">(G) - <text:s/></text:span><text:span text:style-name="T83">число в</text:span><text:span text:style-name="T79">ершинно</text:span><text:span text:style-name="T83">ї</text:span><text:span text:style-name="T79"> зв'язн</text:span><text:span text:style-name="T83">о</text:span><text:span text:style-name="T79">ст</text:span><text:span text:style-name="T83">і</text:span><text:span text:style-name="T79"> графа G, </text:span><text:span text:style-name="T85">ψ</text:span><text:span text:style-name="T79">(G) - </text:span><text:span text:style-name="T83">число </text:span><text:span text:style-name="T86">ребер</text:span><text:span text:style-name="T79">но</text:span><text:span text:style-name="T83">ї</text:span><text:span text:style-name="T79"> зв'язн</text:span><text:span text:style-name="T83">о</text:span><text:span text:style-name="T79">ст</text:span><text:span text:style-name="T83">і</text:span><text:span text:style-name="T79"> графа G, </text:span><text:span text:style-name="T85">δ</text:span><text:span text:style-name="T79">(G) - мінімальна степінь вершин графа G.</text:span></text:p>
        </text:list-item>
        <text:list-item>
          <text:p text:style-name="P44">Довести, що для довільного планарного графа G виконується нерівність χ(G) ≤ 5.</text:p>
        </text:list-item>
        <text:list-item>
          <text:p text:style-name="P27"><text:span text:style-name="T29">Довести, що граф </text:span><text:span text:style-name="T33">G</text:span><text:span text:style-name="T29">, який ма</text:span><text:span text:style-name="T34">є</text:span><text:span text:style-name="T29"> </text:span><text:span text:style-name="T34">дві</text:span><text:span text:style-name="T29"> несум</text:span><text:span text:style-name="T34">і</text:span><text:span text:style-name="T29">жн</text:span><text:span text:style-name="T34">і</text:span><text:span text:style-name="T29"> вершини степеня 3, а вс</text:span><text:span text:style-name="T34">і</text:span><text:span text:style-name="T29"> </text:span><text:span text:style-name="T34">інші </text:span><text:span text:style-name="T29">вершини степеня не б</text:span><text:span text:style-name="T34">іл</text:span><text:span text:style-name="T29">ьше 2, не ма</text:span><text:span text:style-name="T34">є</text:span><text:span text:style-name="T29"> гам</text:span><text:span text:style-name="T34">іл</text:span><text:span text:style-name="T29">ьтонового циклу.</text:span></text:p>
        </text:list-item>
        <text:list-item>
          <text:p text:style-name="P27"><text:span text:style-name="T29">Довести, що зв’язний граф </text:span><text:span text:style-name="T33">G</text:span><text:span text:style-name="T29"> </text:span><text:span text:style-name="T35">є</text:span><text:span text:style-name="T29"> ейлеровим тод</text:span><text:span text:style-name="T35">і</text:span><text:span text:style-name="T29"> й т</text:span><text:span text:style-name="T35">іл</text:span><text:span text:style-name="T29">ьки тод</text:span><text:span text:style-name="T35">і</text:span><text:span text:style-name="T29">, коли </text:span><text:span text:style-name="T33">G</text:span><text:span text:style-name="T29"> можна подати у вигляд</text:span><text:span text:style-name="T35">і</text:span><text:span text:style-name="T29"> об’</text:span><text:span text:style-name="T35">є</text:span><text:span text:style-name="T29">днання його п</text:span><text:span text:style-name="T35">ід</text:span><text:span text:style-name="T29">граф</text:span><text:span text:style-name="T35">і</text:span><text:span text:style-name="T29">в, я</text:span><text:span text:style-name="T35">кі</text:span><text:span text:style-name="T29"> </text:span><text:span text:style-name="T35">є</text:span><text:span text:style-name="T29"> простими циклами.</text:span></text:p>
        </text:list-item>
        <text:list-item>
          <text:p text:style-name="P18"><text:span text:style-name="T96">Навести приклади: </text:span><text:span text:style-name="T97">а) </text:span><text:span text:style-name="T96">ейлерового графа, який не </text:span><text:span text:style-name="T98">є</text:span><text:span text:style-name="T96"> гам</text:span><text:span text:style-name="T97">іл</text:span><text:span text:style-name="T96">ьтоновим; </text:span><text:span text:style-name="T97">б) </text:span><text:span text:style-name="T96">гам</text:span><text:span text:style-name="T97">іл</text:span><text:span text:style-name="T96">ьтонового графа, який не </text:span><text:span text:style-name="T97">є</text:span><text:span text:style-name="T96"> ейлеровим.</text:span></text:p>
        </text:list-item>
        <text:list-item>
          <text:p text:style-name="P28"><text:span text:style-name="T33">Довести, що двочастковий граф K</text:span><text:span text:style-name="T63">n,m</text:span><text:span text:style-name="T33"> </text:span>не є гамільтоновим, якщо n <text:span text:style-name="T67">≠ </text:span>m.</text:p>
          <text:p text:style-name="P54"/>
        </text:list-item>
      </text:list>
      <text:p text:style-name="P5"/>
      <text:p text:style-name="P6"/>
      <text:p text:style-name="P4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2:29:51.361202332</meta:creation-date>
    <dc:date>2021-04-14T21:02:13.674455531</dc:date>
    <meta:editing-duration>PT4H29M39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1228" meta:character-count="7296" meta:non-whitespace-character-count="6151"/>
  </office:meta>
</office:document-meta>
</file>